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724" calcext:value-type="float">
            <text:p>80.7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7512" calcext:value-type="float">
            <text:p>80.6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1232" calcext:value-type="float">
            <text:p>79.9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0448" calcext:value-type="float">
            <text:p>78.2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1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5368" calcext:value-type="float">
            <text:p>75.7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9544" calcext:value-type="float">
            <text:p>75.5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9192" calcext:value-type="float">
            <text:p>75.0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9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2472" calcext:value-type="float">
            <text:p>74.6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2904" calcext:value-type="float">
            <text:p>72.0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7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4976" calcext:value-type="float">
            <text:p>71.0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6016" calcext:value-type="float">
            <text:p>71.7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7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7016" calcext:value-type="float">
            <text:p>68.3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3701</text:p>
          </table:table-cell>
          <table:table-cell office:value-type="string" calcext:value-type="string">
            <text:p>Vega South Quad</text:p>
          </table:table-cell>
          <table:table-cell office:value-type="string" calcext:value-type="string">
            <text:p>196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1144" calcext:value-type="float">
            <text:p>65.5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